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65000000B80BA7A8EE5C21EFD4.png" manifest:media-type="image/png"/>
  <manifest:file-entry manifest:full-path="Pictures/1000344600003F5F000012FC5C963CBBE0C7DFEA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officeooo:paragraph-rsid="0012d025"/>
    </style:style>
    <style:style style:name="P7" style:family="paragraph" style:parent-style-name="Standard">
      <style:text-properties officeooo:paragraph-rsid="00156103"/>
    </style:style>
    <style:style style:name="P8" style:family="paragraph" style:parent-style-name="Standard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156103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paragraph-rsid="00156103"/>
    </style:style>
    <style:style style:name="P12" style:family="paragraph" style:parent-style-name="Heading_20_3">
      <style:text-properties officeooo:rsid="0016d6b8" officeooo:paragraph-rsid="0016d6b8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cbd78" style:font-weight-asian="normal" style:font-weight-complex="normal"/>
    </style:style>
    <style:style style:name="T10" style:family="text">
      <style:text-properties officeooo:rsid="00112f18"/>
    </style:style>
    <style:style style:name="T11" style:family="text">
      <style:text-properties officeooo:rsid="0011b7a2"/>
    </style:style>
    <style:style style:name="T12" style:family="text">
      <style:text-properties officeooo:rsid="00156103"/>
    </style:style>
    <style:style style:name="T13" style:family="text">
      <style:text-properties officeooo:rsid="0016d6b8"/>
    </style:style>
    <style:style style:name="T14" style:family="text">
      <style:text-properties officeooo:rsid="0016db4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18</text:span></text:h>
      <text:h text:style-name="Heading_20_2" text:outline-level="2">2015-<text:span text:style-name="T14">11</text:span>-<text:span text:style-name="T14">30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12" text:outline-level="3">Rogerwilco</text:h>
            <text:p text:style-name="P7"/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8">e: </text:span><text:span text:style-name="T9">Drupal Association South Africa</text:span></text:p>
            <text:p text:style-name="P5">Bank: <text:span text:style-name="T7">FNB (First National Bank)</text:span></text:p>
            <text:p text:style-name="P5">Account Number: 62446745492</text:p>
            <text:p text:style-name="P5">Branch: Fourways</text:p>
            <text:p text:style-name="P5">Branch Code: 251 655</text:p>
          </table:table-cell>
        </table:table-row>
      </table:table>
      <text:p text:style-name="P4"/>
      <text:p text:style-name="P6"><text:span text:style-name="T11">Dear Rogerwilco</text:span>,</text:p>
      <text:p text:style-name="Standard"/>
      <text:p text:style-name="Standard"><text:span text:style-name="T6">P</text:span>lease transfer the following amount to the benefit of:</text:p>
      <text:p text:style-name="Standard"/>
      <text:p text:style-name="P10">R <text:span text:style-name="T14">5 150</text:span> ZAR for <text:span text:style-name="T14">1 Organisation Membership and 1 Individual Membership of DASA</text:span>.</text:p>
      <text:p text:style-name="P11"/>
      <text:p text:style-name="P9">Drupal Association South Africa</text:p>
      <text:p text:style-name="P8">Johannesburg</text:p>
      <text:p text:style-name="P8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style:shadow="none" text:number-lines="false" text:line-number="0">
        <style:tab-stops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5C963CBBE0C7DFEA.svg" xlink:type="simple" xlink:show="embed" xlink:actuate="onLoad"/><draw:image xlink:href="Pictures/1000020100000265000000B80BA7A8EE5C21EFD4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11-30T10:47:42.036149046</dc:date>
    <dc:creator>Riaan Burger</dc:creator>
    <meta:editing-duration>PT1H58M24S</meta:editing-duration>
    <meta:editing-cycles>20</meta:editing-cycles>
    <meta:generator>LibreOffice/5.0.3.2$Linux_X86_64 LibreOffice_project/00m0$Build-2</meta:generator>
    <meta:document-statistic meta:table-count="2" meta:image-count="1" meta:object-count="0" meta:page-count="1" meta:paragraph-count="17" meta:word-count="86" meta:character-count="610" meta:non-whitespace-character-count="540"/>
  </office:meta>
</office:document-meta>
</file>